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3cd09" style:font-size-asian="14pt" style:font-name-complex="Times New Roman1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5cc49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3cd09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03cd09" style:font-name-complex="Times New Roman1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officeooo:rsid="0005cc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1</text:p>
      <text:p text:style-name="Standard">Бази даних та інформаційні системи</text:p>
      <text:p text:style-name="Standard">Большаков Андрій MIT-31</text:p>
      <text:p text:style-name="Standard"><text:a xlink:type="simple" xlink:href="https://github.com/Utilka/Databases_and_information_systems_Univ_sem_6" text:style-name="Internet_20_link" text:visited-style-name="Visited_20_Internet_20_Link">https://github.com/Utilka/Databases_and_information_systems_Univ_sem_6</text:a></text:p>
      <text:p text:style-name="Standard"/>
      <text:p text:style-name="P1"/>
      <text:p text:style-name="P3"><text:span text:style-name="T4">Опис бізнес процесу для реалізації протягом вивчення дисципліни</text:span><text:span text:style-name="T6"> </text:span><text:span text:style-name="T4">«Бази даних та інформаційні системи»</text:span></text:p>
      <text:p text:style-name="P3"><text:span text:style-name="T4">студента групи МІТ-</text:span><text:span text:style-name="T5">3</text:span><text:span text:style-name="T4">1 Большаков Андрій </text:span><text:span text:style-name="T5">Вадимовича</text:span></text:p>
      <text:p text:style-name="P3"/>
      <text:p text:style-name="P4">Органайзер <text:span text:style-name="T7">приміток</text:span></text:p>
      <text:p text:style-name="P2"/>
      <text:p text:style-name="P2">Користувач може створити полотно, на якому може розміщювати будьяку кількість <text:span text:style-name="T7">приміток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6T15:42:18.965536115</dc:date>
    <meta:editing-duration>PT2H58M37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9" meta:word-count="45" meta:character-count="406" meta:non-whitespace-character-count="370"/>
  </office:meta>
</office:document-meta>
</file>